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2" svg:font-family="'Lohit Devanagari'"/>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Blue_5f_Curve1_7e_LT_7e_Gliederung_20_1">
      <style:text-properties style:font-name="Arial" fo:font-size="12pt" officeooo:rsid="001edd68" officeooo:paragraph-rsid="001edd68" style:font-size-asian="12pt" style:font-size-complex="12pt"/>
    </style:style>
    <style:style style:name="P2" style:family="paragraph" style:parent-style-name="Preformatted_20_Text">
      <style:text-properties officeooo:rsid="001edd68" officeooo:paragraph-rsid="001edd68"/>
    </style:style>
    <style:style style:name="P3" style:family="paragraph" style:parent-style-name="Standard">
      <style:text-properties officeooo:rsid="001edd68" officeooo:paragraph-rsid="001edd68"/>
    </style:style>
    <style:style style:name="P4" style:family="paragraph" style:parent-style-name="Blue_5f_Curve1_7e_LT_7e_Gliederung_20_1">
      <style:text-properties style:font-name="Arial" fo:font-size="12pt" officeooo:rsid="001edd68" officeooo:paragraph-rsid="002476d9" style:font-size-asian="12pt" style:font-size-complex="12pt"/>
    </style:style>
    <style:style style:name="P5" style:family="paragraph" style:parent-style-name="Preformatted_20_Text">
      <style:text-properties officeooo:rsid="0021b69f" officeooo:paragraph-rsid="0021b69f"/>
    </style:style>
    <style:style style:name="P6" style:family="paragraph" style:parent-style-name="Preformatted_20_Text">
      <style:text-properties officeooo:rsid="0021b69f" officeooo:paragraph-rsid="002476d9"/>
    </style:style>
    <style:style style:name="P7" style:family="paragraph" style:parent-style-name="Preformatted_20_Text">
      <style:text-properties officeooo:rsid="002328a4" officeooo:paragraph-rsid="002328a4"/>
    </style:style>
    <style:style style:name="P8" style:family="paragraph" style:parent-style-name="Preformatted_20_Text">
      <style:text-properties officeooo:rsid="002328a4" officeooo:paragraph-rsid="002476d9"/>
    </style:style>
    <style:style style:name="P9" style:family="paragraph" style:parent-style-name="Preformatted_20_Text">
      <style:text-properties officeooo:rsid="001edd68" officeooo:paragraph-rsid="002476d9"/>
    </style:style>
    <style:style style:name="P10" style:family="paragraph" style:parent-style-name="Preformatted_20_Text">
      <style:text-properties style:text-underline-style="solid" style:text-underline-width="auto" style:text-underline-color="font-color" officeooo:rsid="0021b69f" officeooo:paragraph-rsid="002476d9"/>
    </style:style>
    <style:style style:name="P11" style:family="paragraph" style:parent-style-name="Preformatted_20_Text">
      <style:text-properties style:text-underline-style="solid" style:text-underline-width="auto" style:text-underline-color="font-color" officeooo:rsid="002476d9" officeooo:paragraph-rsid="002476d9"/>
    </style:style>
    <style:style style:name="P12" style:family="paragraph" style:parent-style-name="Preformatted_20_Text">
      <style:text-properties officeooo:rsid="002476d9" officeooo:paragraph-rsid="002476d9"/>
    </style:style>
    <style:style style:name="P13" style:family="paragraph" style:parent-style-name="Standard">
      <style:text-properties officeooo:rsid="001edd68" officeooo:paragraph-rsid="002476d9"/>
    </style:style>
    <style:style style:name="P14" style:family="paragraph" style:parent-style-name="Standard">
      <style:text-properties style:text-underline-style="none" officeooo:rsid="001edd68" officeooo:paragraph-rsid="002476d9"/>
    </style:style>
    <style:style style:name="T1" style:family="text">
      <style:text-properties fo:color="#000000" loext:opacity="100%" fo:letter-spacing="normal"/>
    </style:style>
    <style:style style:name="T2" style:family="text">
      <style:text-properties fo:color="#000000" loext:opacity="100%" fo:letter-spacing="normal" fo:font-weight="bold" style:font-weight-asian="bold"/>
    </style:style>
    <style:style style:name="T3" style:family="text">
      <style:text-properties fo:color="#000000" loext:opacity="100%" style:font-name="Arial" fo:font-size="12pt" fo:letter-spacing="normal" style:font-size-asian="12pt" style:font-size-complex="12pt"/>
    </style:style>
    <style:style style:name="T4" style:family="text">
      <style:text-properties fo:color="#000000" loext:opacity="100%" style:font-name="Arial" fo:font-size="12pt" fo:letter-spacing="normal" fo:font-weight="bold" style:font-size-asian="12pt" style:font-weight-asian="bold" style:font-size-complex="12pt"/>
    </style:style>
    <style:style style:name="T5" style:family="text">
      <style:text-properties style:font-name="Arial" fo:font-size="12pt" style:font-size-asian="12pt" style:font-size-complex="12pt"/>
    </style:style>
    <style:style style:name="T6" style:family="text">
      <style:text-properties fo:font-variant="normal" fo:text-transform="none" fo:color="#202124" loext:opacity="100%" style:font-name="Arial" fo:font-size="12pt" fo:letter-spacing="normal" fo:language="en" fo:country="US" fo:font-style="normal" fo:font-weight="normal" style:font-size-asian="12pt" style:font-size-complex="12pt"/>
    </style:style>
    <style:style style:name="T7" style:family="text">
      <style:text-properties fo:font-variant="normal" fo:text-transform="none" fo:color="#202124" loext:opacity="100%" style:font-name="Arial" fo:font-size="12pt" fo:letter-spacing="normal" fo:language="en" fo:country="US" fo:font-style="normal" fo:font-weight="normal" officeooo:rsid="001fe0ec" style:font-size-asian="12pt" style:font-size-complex="12pt"/>
    </style:style>
    <style:style style:name="T8" style:family="text">
      <style:text-properties fo:font-variant="normal" fo:text-transform="none" fo:color="#202124" loext:opacity="100%" style:font-name="arial" fo:font-size="12pt" fo:letter-spacing="normal" fo:font-style="normal" fo:font-weight="normal"/>
    </style:style>
    <style:style style:name="T9" style:family="text">
      <style:text-properties fo:font-variant="normal" fo:text-transform="none" fo:color="#202124" loext:opacity="100%" style:font-name="arial" fo:font-size="12pt" fo:letter-spacing="normal" fo:font-style="normal" fo:font-weight="normal" officeooo:rsid="002328a4"/>
    </style:style>
    <style:style style:name="T10" style:family="text">
      <style:text-properties fo:font-variant="normal" fo:text-transform="none" fo:color="#202124" loext:opacity="100%" style:font-name="arial" fo:font-size="12pt" fo:letter-spacing="normal" fo:font-style="normal" fo:font-weight="normal" officeooo:rsid="001fe0ec"/>
    </style:style>
    <style:style style:name="T11" style:family="text">
      <style:text-properties officeooo:rsid="001fe0ec"/>
    </style:style>
    <style:style style:name="T12"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TRO:</text:p>
      <text:p text:style-name="P3">Actualmente, es muy común que la gente utilice la tecnología basada en la informática, pero muchas de esas personas desconocen la parte conceptual y el funcionamiento lógico de los componentes dentro de un proceso</text:p>
      <text:p text:style-name="P3">_______</text:p>
      <text:p text:style-name="P3">Currently, it is very common for people to use computer based in technology without any problem, but many of those people are unaware of the conceptual part and the logial functiong of the components within a process</text:p>
      <text:p text:style-name="P3">………………………………………………………….</text:p>
      <text:p text:style-name="P3"/>
      <text:p text:style-name="P3">HARDWARE:</text:p>
      <text:p text:style-name="P3">Lo conforman todos los componentes físicos de una computadora, tales como: el CPU, Mouse, teclado, monitor, disco duro, escáner, bocinas, impresora, etc.</text:p>
      <text:p text:style-name="P3">_________________</text:p>
      <text:p text:style-name="P3">It is made up of all the physical components of a computer, such as: the CPU, mouse, keyboard,monitor,hard disk,<text:span text:style-name="T11">s</text:span>canner,speakers,printer, etc.</text:p>
      <text:p text:style-name="P3">………………………………………………………</text:p>
      <text:p text:style-name="P3">PERIPHERALS:</text:p>
      <text:p text:style-name="P1"><text:span text:style-name="T1">Son dispositivos que </text:span><text:span text:style-name="T2">conforman </text:span><text:span text:style-name="T1">al </text:span><text:span text:style-name="T2">hardware</text:span><text:span text:style-name="T1"> de un equipo de cómputo y </text:span><text:span text:style-name="T2">contribuyen </text:span><text:span text:style-name="T1">con la computadora para </text:span><text:span text:style-name="T2">llevar a cabo todas las tareas</text:span><text:span text:style-name="T1"> que un usuario necesita.</text:span></text:p>
      <text:p text:style-name="P3">_______₋</text:p>
      <text:p text:style-name="P3">They are devices that make up the hardware of a computer equiment and contribute to the computer to carry out all the tasks that a user needs</text:p>
      <text:p text:style-name="P3">- - - - - - - - - - - - - - - - - - - - - - - - - - - - - - - - - - - - - </text:p>
      <text:p text:style-name="P1"><text:span text:style-name="T1">De acuerdo a la </text:span><text:span text:style-name="T2">función</text:span><text:span text:style-name="T1"> de cada periférico, estos se clasifican en </text:span><text:span text:style-name="T2">tres tipos </text:span><text:span text:style-name="T1">básicamente.</text:span></text:p>
      <text:p text:style-name="P3">_______________</text:p>
      <text:p text:style-name="P3">According to the function of each peripheral, these are basically classified into 3 types</text:p>
      <text:p text:style-name="P3">………………………………………………………….</text:p>
      <text:p text:style-name="P3">INPUT:</text:p>
      <text:p text:style-name="P1"><text:span text:style-name="T1">Permiten a un usuario </text:span><text:span text:style-name="T2">introducir los datos </text:span><text:span text:style-name="T1">a una computadora, tales como </text:span><text:span text:style-name="T2">texto, imágenes, audio o video</text:span><text:span text:style-name="T1">.</text:span></text:p>
      <text:p text:style-name="P3">______________________</text:p>
      <text:p text:style-name="P3">They allow a user to enter data into a computer, such as text, images, audio or video</text:p>
      <text:p text:style-name="P3">…………………………………………………..</text:p>
      <text:p text:style-name="P3">OUTPUT:</text:p>
      <text:p text:style-name="P3">They allow a user to obtain data from a computer, <text:s/>such as text, images, audio or video</text:p>
      <text:p text:style-name="P3"/>
      <text:p text:style-name="P3">(The difference is INPUT enter data and OUTPUT obtain)</text:p>
      <text:p text:style-name="P3">……………………………………………..</text:p>
      <text:p text:style-name="P3">INPUT AND OUTPUT</text:p>
      <text:p text:style-name="P1"><text:span text:style-name="T1">Permiten a un usuario realizar los dos procesos, </text:span><text:span text:style-name="T2">introducir u obtener los datos </text:span><text:span text:style-name="T1">de una computadora, tales como </text:span><text:span text:style-name="T2">texto, imágenes, audio o video</text:span><text:span text:style-name="T1">.</text:span></text:p>
      <text:p text:style-name="P3">____________________</text:p>
      <text:p text:style-name="P2"><text:bookmark text:name="tw-target-text"/><text:span text:style-name="T6">as they are a mixture, </text:span><text:span text:style-name="T7">t</text:span><text:span text:style-name="T5">hey allow a user to perform both processes, to</text:span> enter or obatin data from a computer such as text images, audio or video</text:p>
      <text:p text:style-name="P2">…………………….</text:p>
      <text:p text:style-name="P5"><text:s/>intro SOFTWARE:</text:p>
      <text:p text:style-name="P5"><text:soft-page-break/><text:span text:style-name="T8">Estas unidades de hardware, es decir el conjunto de componentes físicos o materiales que constituye un sistema informático, funcionan gracias al software, un programa que permite a la computadora realizar determinadas tareas.</text:span></text:p>
      <text:p text:style-name="P5"><text:span text:style-name="T8">___________________₋</text:span></text:p>
      <text:p text:style-name="P5"><text:span text:style-name="T8"/></text:p>
      <text:p text:style-name="P5"><text:span text:style-name="T8">These hardware units,that is, the set of physical components or materials that make up a computer system, work thanks to software, that its a program that allows the computer to perform certain tasks</text:span></text:p>
      <text:p text:style-name="P5"><text:span text:style-name="T8"/></text:p>
      <text:p text:style-name="P5"><text:span text:style-name="T8"/></text:p>
      <text:p text:style-name="P5"><text:span text:style-name="T8">-----------------------------</text:span></text:p>
      <text:p text:style-name="P5"><text:span text:style-name="T8">Software es todo equipo o soporte lógico (intangible) de un sistema informático que abarca el conjunto de los componentes que son necesarios para la realización de tareas específicas. </text:span></text:p>
      <text:p text:style-name="P5"><text:span text:style-name="T8">_____________________</text:span></text:p>
      <text:p text:style-name="P5"><text:span text:style-name="T8">software is all equipment or software (intangigle) of a computer system that includes that are necessary to carry out specific tasks</text:span></text:p>
      <text:p text:style-name="P5"><text:span text:style-name="T8"><text:s/></text:span><text:span text:style-name="T9">2SOFTWARE:</text:span></text:p>
      <text:p text:style-name="P5"><text:span text:style-name="T9"><text:line-break/>Dentro del software se incluyen programas informáticos comunes como Word, Excel o PowerPoint, también navegadores como Chrome y Mozilla Firefox y sistemas operativos como Microsoft Windows o MacOS.</text:span></text:p>
      <text:p text:style-name="P5"><text:span text:style-name="T9">______________________₋</text:span></text:p>
      <text:p text:style-name="P7"><text:span text:style-name="T8">The software includes common computer programs such as Wird, Excel or PowerPoint, also browsers such as Chrome and Mozilla firefoz and operating systems like Microsoft Window or Mac.</text:span></text:p>
      <text:p text:style-name="P7"><text:span text:style-name="T8"/></text:p>
      <text:p text:style-name="P7"><text:span text:style-name="T8"/></text:p>
      <text:p text:style-name="P7"><text:span text:style-name="T8">….-.-.-.-..-.-.-.-.-.-.-.-.-.-.-.-.-.-.-.-..-.-.-…..</text:span></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1"><text:span text:style-name="T8"/></text:p>
      <text:p text:style-name="P7"><text:span text:style-name="T8"/></text:p>
      <text:p text:style-name="P13"><text:soft-page-break/>INTRO:</text:p>
      <text:p text:style-name="P13">Currently, it is very common for people to use computer based in technology without any problem, but many of those people are unaware of the conceptual part and the logial functiong of the components within a process</text:p>
      <text:p text:style-name="P13"/>
      <text:p text:style-name="P13">HARDWARE:</text:p>
      <text:p text:style-name="P13">It is made up of all the physical components of a computer, such as: the CPU, mouse, keyboard,monitor,hard disk,<text:span text:style-name="T11">s</text:span>canner,speakers,printer, etc.</text:p>
      <text:p text:style-name="P14"/>
      <text:p text:style-name="P13">PERIPHERALS:</text:p>
      <text:p text:style-name="P13">They are devices that make up the hardware of a computer equiment and contribute to the computer to carry out all the tasks that a user needs</text:p>
      <text:p text:style-name="P13"/>
      <text:p text:style-name="P13">According to the function of each peripheral, these are basically classified into 3 types</text:p>
      <text:p text:style-name="P13">INPUT:</text:p>
      <text:p text:style-name="P13">They allow a user to enter data into a computer, such as text, images, audio or video</text:p>
      <text:p text:style-name="P13"/>
      <text:p text:style-name="P13">OUTPUT:</text:p>
      <text:p text:style-name="P13">They allow a user to obtain data from a computer, <text:s/>such as text, images, audio or video</text:p>
      <text:p text:style-name="P13"/>
      <text:p text:style-name="P13">(The difference is INPUT enter data and OUTPUT obtain)</text:p>
      <text:p text:style-name="P13"/>
      <text:p text:style-name="P13">INPUT AND OUTPUT</text:p>
      <text:p text:style-name="P9"><text:bookmark text:name="tw-target-text1"/><text:span text:style-name="T6">as they are a mixture, </text:span><text:span text:style-name="T7">t</text:span><text:span text:style-name="T5">hey allow a user to perform both processes, to</text:span> enter or obatin data from a computer such as text images, audio or video</text:p>
      <text:p text:style-name="P6"><text:span text:style-name="T8"/></text:p>
      <text:p text:style-name="P6"><text:span text:style-name="T8">These hardware units,that is, the set of physical components or materials that make up a computer system, work thanks to software, that its a program that allows the computer to perform certain tasks</text:span></text:p>
      <text:p text:style-name="P10"><text:span text:style-name="T8"/></text:p>
      <text:p text:style-name="P6"><text:span text:style-name="T8">software is all equipment or software (intangigle) of a computer system that includes that are necessary to carry out specific tasks</text:span></text:p>
      <text:p text:style-name="P10"><text:span text:style-name="T8"/></text:p>
      <text:p text:style-name="P6"><text:span text:style-name="T8"><text:s/></text:span><text:span text:style-name="T9">2SOFTWARE:</text:span></text:p>
      <text:p text:style-name="P6"><text:span text:style-name="T9"/></text:p>
      <text:p text:style-name="P8"><text:span text:style-name="T8">The software includes common computer programs such as Wird, Excel or PowerPoint, also browsers such as Chrome and Mozilla firefoz and operating systems like Microsoft Window or Mac.</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2" svg:font-family="'Lohit Devanagari'"/>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stilo_20_de_20_dibujo_20_predeterminado" style:display-name="Estilo de dibujo predeterminado"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to_20_sin_20_relleno" style:display-name="Objeto sin relleno" style:family="paragraph" style:parent-style-name="Estilo_20_de_20_dibujo_20_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Estilo_20_de_20_dibujo_20_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general_20_A4" style:display-name="Título general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general_20_A0" style:display-name="Título general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Imagen"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Formas" style:family="paragraph" style:parent-style-name="Imagen" style:default-outline-level="">
      <style:text-properties style:font-name="Liberation Sans1" fo:font-family="'Liberation Sans'" style:font-family-generic="roman" style:font-pitch="variable" fo:font-size="14pt" fo:font-weight="bold" style:font-size-asian="14pt" style:font-weight-asian="bold"/>
    </style:style>
    <style:style style:name="Rellenado" style:family="paragraph" style:parent-style-name="Formas" style:default-outline-level="">
      <style:text-properties style:font-name="Liberation Sans1" fo:font-family="'Liberation Sans'" style:font-family-generic="roman" style:font-pitch="variable" fo:font-size="14pt" fo:font-weight="bold" style:font-size-asian="14pt" style:font-weight-asian="bold"/>
    </style:style>
    <style:style style:name="Rellenado_20_azul" style:display-name="Rellenado azul" style:family="paragraph" style:parent-style-name="Rellenado"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Rellenado_20_verde" style:display-name="Rellenado verde" style:family="paragraph" style:parent-style-name="Rellenado"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Rellenado_20_rojo" style:display-name="Rellenado rojo" style:family="paragraph" style:parent-style-name="Rellenado"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Rellenado_20_amarillo" style:display-name="Rellenado amarillo" style:family="paragraph" style:parent-style-name="Rellenado"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Contorneado" style:family="paragraph" style:parent-style-name="Formas" style:default-outline-level="">
      <style:text-properties style:font-name="Liberation Sans1" fo:font-family="'Liberation Sans'" style:font-family-generic="roman" style:font-pitch="variable" fo:font-size="14pt" fo:font-weight="bold" style:font-size-asian="14pt" style:font-weight-asian="bold"/>
    </style:style>
    <style:style style:name="Contorneado_20_azul" style:display-name="Contorneado azul" style:family="paragraph" style:parent-style-name="Contorneado"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Contorneado_20_verde" style:display-name="Contorneado verde" style:family="paragraph" style:parent-style-name="Contorneado"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Contorneado_20_rojo" style:display-name="Contorneado rojo" style:family="paragraph" style:parent-style-name="Contorneado"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Contorneado_20_amarillo" style:display-name="Contorneado amarillo" style:family="paragraph" style:parent-style-name="Contorneado"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íneas" style:family="paragraph" style:parent-style-name="Imagen" style:default-outline-level="">
      <style:text-properties style:font-name="Liberation Sans1" fo:font-family="'Liberation Sans'" style:font-family-generic="roman" style:font-pitch="variable" fo:font-size="18pt" style:font-size-asian="18pt"/>
    </style:style>
    <style:style style:name="Línea_20_con_20_flecha" style:display-name="Línea con flecha" style:family="paragraph" style:parent-style-name="Líneas" style:default-outline-level="">
      <style:text-properties style:font-name="Liberation Sans1" fo:font-family="'Liberation Sans'" style:font-family-generic="roman" style:font-pitch="variable" fo:font-size="18pt" style:font-size-asian="18pt"/>
    </style:style>
    <style:style style:name="Línea_20_discontinua" style:display-name="Línea discontinua" style:family="paragraph" style:parent-style-name="Líneas" style:default-outline-level="">
      <style:text-properties style:font-name="Liberation Sans1" fo:font-family="'Liberation Sans'" style:font-family-generic="roman" style:font-pitch="variable" fo:font-size="18pt" style:font-size-asian="18pt"/>
    </style:style>
    <style:style style:name="Blue_5f_Curve_7e_LT_7e_Gliederung_20_1" style:display-name="Blue_Curve~LT~Gliederung 1" style:family="paragraph" style:default-outline-level="">
      <style:paragraph-properties fo:margin-top="0.374cm" fo:margin-bottom="0cm" style:contextual-spacing="false"/>
      <style:text-properties fo:color="#009bdd"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default-outline-level="">
      <style:paragraph-properties fo:margin-top="0.3cm" fo:margin-bottom="0cm" style:contextual-spacing="false"/>
      <style:text-properties fo:color="#009bdd" loext:opacity="100%" style:text-outline="false" style:text-line-through-style="none" style:text-line-through-type="none" style:font-name="Liberation Sans1"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default-outline-level="">
      <style:paragraph-properties fo:margin-top="0.224cm" fo:margin-bottom="0cm" style:contextual-spacing="false"/>
      <style:text-properties fo:color="#009bdd"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default-outline-level="">
      <style:paragraph-properties fo:margin-top="0.148cm" fo:margin-bottom="0cm" style:contextual-spacing="false"/>
      <style:text-properties fo:color="#009bdd"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default-outline-level="">
      <style:paragraph-properties fo:margin-top="0.074cm" fo:margin-bottom="0cm" style:contextual-spacing="false"/>
      <style:text-properties fo:color="#009bdd"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default-outline-level="">
      <style:paragraph-properties fo:margin-top="0.074cm" fo:margin-bottom="0cm" style:contextual-spacing="false"/>
      <style:text-properties fo:color="#009bdd"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default-outline-level="">
      <style:paragraph-properties fo:margin-top="0.074cm" fo:margin-bottom="0cm" style:contextual-spacing="false"/>
      <style:text-properties fo:color="#009bdd"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default-outline-level="">
      <style:paragraph-properties fo:margin-top="0.074cm" fo:margin-bottom="0cm" style:contextual-spacing="false"/>
      <style:text-properties fo:color="#009bdd"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default-outline-level="">
      <style:paragraph-properties fo:margin-top="0.074cm" fo:margin-bottom="0cm" style:contextual-spacing="false"/>
      <style:text-properties fo:color="#009bdd"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default-outline-level="">
      <style:paragraph-properties fo:text-align="center" style:justify-single-word="false"/>
      <style:text-properties fo:color="#dd4100" loext:opacity="10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default-outline-level="">
      <style:text-properties fo:color="#ffffff" loext:opacity="100%"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bjetos_20_de_20_fondo" style:display-name="Objetos de fondo" style:family="paragraph" style:default-outline-level="">
      <style:text-properties fo:color="#ffffff" loext:opacity="100%"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Fondo"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a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Esquema_20_1" style:display-name="Esquema 1" style:family="paragraph" style:default-outline-level="">
      <style:paragraph-properties fo:margin-top="0.374cm" fo:margin-bottom="0cm" style:contextual-spacing="false"/>
      <style:text-properties fo:color="#009bdd"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3cm" fo:margin-bottom="0cm" style:contextual-spacing="false"/>
      <style:text-properties fo:color="#009bdd" loext:opacity="100%" style:text-outline="false" style:text-line-through-style="none" style:text-line-through-type="none" style:font-name="Liberation Sans1"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Esquema_20_3" style:display-name="Esquema 3" style:family="paragraph" style:parent-style-name="Esquema_20_2" style:default-outline-level="">
      <style:paragraph-properties fo:margin-top="0.224cm" fo:margin-bottom="0cm" style:contextual-spacing="false"/>
      <style:text-properties fo:color="#009bdd"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Esquema_20_4" style:display-name="Esquema 4" style:family="paragraph" style:parent-style-name="Esquema_20_3" style:default-outline-level="">
      <style:paragraph-properties fo:margin-top="0.148cm" fo:margin-bottom="0cm" style:contextual-spacing="false"/>
      <style:text-properties fo:color="#009bdd"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Esquema_20_5" style:display-name="Esquema 5" style:family="paragraph" style:parent-style-name="Esquema_20_4" style:default-outline-level="">
      <style:paragraph-properties fo:margin-top="0.074cm" fo:margin-bottom="0cm" style:contextual-spacing="false"/>
      <style:text-properties fo:color="#009bdd"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Esquema_20_6" style:display-name="Esquema 6" style:family="paragraph" style:parent-style-name="Esquema_20_5" style:default-outline-level="">
      <style:paragraph-properties fo:margin-top="0.074cm" fo:margin-bottom="0cm" style:contextual-spacing="false"/>
      <style:text-properties fo:color="#009bdd"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Esquema_20_7" style:display-name="Esquema 7" style:family="paragraph" style:parent-style-name="Esquema_20_6" style:default-outline-level="">
      <style:paragraph-properties fo:margin-top="0.074cm" fo:margin-bottom="0cm" style:contextual-spacing="false"/>
      <style:text-properties fo:color="#009bdd"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Esquema_20_8" style:display-name="Esquema 8" style:family="paragraph" style:parent-style-name="Esquema_20_7" style:default-outline-level="">
      <style:paragraph-properties fo:margin-top="0.074cm" fo:margin-bottom="0cm" style:contextual-spacing="false"/>
      <style:text-properties fo:color="#009bdd"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Esquema_20_9" style:display-name="Esquema 9" style:family="paragraph" style:parent-style-name="Esquema_20_8" style:default-outline-level="">
      <style:paragraph-properties fo:margin-top="0.074cm" fo:margin-bottom="0cm" style:contextual-spacing="false"/>
      <style:text-properties fo:color="#009bdd"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Estilo_20_de_20_dibujo_20_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Estilo_20_de_20_dibujo_20_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Estilo_20_de_20_dibujo_20_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1" style:display-name="Blue_Curve1~LT~Gliederung 1" style:family="paragraph" style:default-outline-level="">
      <style:paragraph-properties fo:margin-top="0.374cm" fo:margin-bottom="0cm" style:contextual-spacing="false"/>
      <style:text-properties fo:color="#009bdd"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default-outline-level="">
      <style:paragraph-properties fo:margin-top="0.3cm" fo:margin-bottom="0cm" style:contextual-spacing="false"/>
      <style:text-properties fo:color="#009bdd" loext:opacity="100%" style:text-outline="false" style:text-line-through-style="none" style:text-line-through-type="none" style:font-name="Liberation Sans1"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default-outline-level="">
      <style:paragraph-properties fo:margin-top="0.224cm" fo:margin-bottom="0cm" style:contextual-spacing="false"/>
      <style:text-properties fo:color="#009bdd"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default-outline-level="">
      <style:paragraph-properties fo:margin-top="0.148cm" fo:margin-bottom="0cm" style:contextual-spacing="false"/>
      <style:text-properties fo:color="#009bdd"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default-outline-level="">
      <style:paragraph-properties fo:margin-top="0.074cm" fo:margin-bottom="0cm" style:contextual-spacing="false"/>
      <style:text-properties fo:color="#009bdd"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default-outline-level="">
      <style:paragraph-properties fo:margin-top="0.074cm" fo:margin-bottom="0cm" style:contextual-spacing="false"/>
      <style:text-properties fo:color="#009bdd"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default-outline-level="">
      <style:paragraph-properties fo:margin-top="0.074cm" fo:margin-bottom="0cm" style:contextual-spacing="false"/>
      <style:text-properties fo:color="#009bdd"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default-outline-level="">
      <style:paragraph-properties fo:margin-top="0.074cm" fo:margin-bottom="0cm" style:contextual-spacing="false"/>
      <style:text-properties fo:color="#009bdd"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default-outline-level="">
      <style:paragraph-properties fo:margin-top="0.074cm" fo:margin-bottom="0cm" style:contextual-spacing="false"/>
      <style:text-properties fo:color="#009bdd"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default-outline-level="">
      <style:text-properties fo:color="#ffffff" loext:opacity="100%"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1T12:05:14.223894115</meta:creation-date>
    <meta:generator>LibreOffice/7.0.3.1$Linux_X86_64 LibreOffice_project/00$Build-1</meta:generator>
    <dc:date>2021-10-25T09:51:56.782227336</dc:date>
    <meta:editing-duration>PT21M29S</meta:editing-duration>
    <meta:editing-cycles>3</meta:editing-cycles>
    <meta:document-statistic meta:table-count="0" meta:image-count="0" meta:object-count="0" meta:page-count="3" meta:paragraph-count="64" meta:word-count="802" meta:character-count="4983" meta:non-whitespace-character-count="4237"/>
  </office:meta>
</office:document-meta>
</file>